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E0000010EC953B66804A0E1FF.png" manifest:media-type="image/png"/>
  <manifest:file-entry manifest:full-path="Pictures/10000201000000F6000000F6970DEA1F2B22B5DC.png" manifest:media-type="image/png"/>
  <manifest:file-entry manifest:full-path="Pictures/1000020100000230000002308DBFA084E6135A28.png" manifest:media-type="image/png"/>
  <manifest:file-entry manifest:full-path="Pictures/10000000000001D8000001D885CA4710641C7A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16.8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10.704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0000" draw:textarea-vertical-align="middle" draw:auto-grow-height="false" fo:min-height="2.45cm" fo:min-width="1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P1" style:family="paragraph">
      <loext:graphic-properties draw:fill="none" draw:fill-color="#ffffff"/>
      <style:text-properties style:font-name="Loma"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Loma" fo:font-size="16pt" style:font-size-asian="16pt" style:font-size-complex="16pt"/>
    </style:style>
    <style:style style:name="T1" style:family="text">
      <style:text-properties style:font-name="Loma" fo:font-size="28pt" style:font-size-asian="28pt" style:font-size-complex="28pt"/>
    </style:style>
    <style:style style:name="T2" style:family="text">
      <style:text-properties style:font-name="Loma" fo:font-size="24pt" style:font-size-asian="24pt" style:font-size-complex="24pt"/>
    </style:style>
    <style:style style:name="T3" style:family="text">
      <style:text-properties style:font-name="Lom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325cm" svg:height="1.822cm" svg:x="1.275cm" svg:y="1.3cm">
          <draw:text-box>
            <text:p><text:span text:style-name="T1">ESCORNABOT PARA SECUNDARIA</text:span></text:p>
          </draw:text-box>
        </draw:frame>
        <draw:frame draw:style-name="gr2" draw:text-style-name="P2" draw:layer="layout" svg:width="11.289cm" svg:height="1.598cm" svg:x="11.211cm" svg:y="3.302cm">
          <draw:text-box>
            <text:p><text:span text:style-name="T2">LIBRERÍA PARA ARDUINO</text:span></text:p>
          </draw:text-box>
        </draw:frame>
        <draw:frame draw:style-name="gr3" draw:text-style-name="P3" draw:layer="layout" svg:width="4.688cm" svg:height="4.688cm" svg:x="23.312cm" svg:y="1.6cm">
          <draw:image xlink:href="Pictures/10000000000001D8000001D885CA4710641C7A7F.png" xlink:type="simple" xlink:show="embed" xlink:actuate="onLoad">
            <text:p/>
          </draw:image>
        </draw:frame>
        <draw:frame draw:style-name="gr4" draw:text-style-name="P4" draw:layer="layout" svg:width="2.872cm" svg:height="2.872cm" svg:x="1cm" svg:y="10.8cm">
          <draw:image xlink:href="Pictures/1000020100000230000002308DBFA084E6135A28.png" xlink:type="simple" xlink:show="embed" xlink:actuate="onLoad">
            <text:p/>
          </draw:image>
        </draw:frame>
        <draw:custom-shape draw:style-name="gr5" draw:text-style-name="P5" draw:layer="layout" svg:width="2.4cm" svg:height="2.7cm" draw:transform="rotate (-1.55683369277894) translate (6.8cm 11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6" draw:text-style-name="P7" draw:layer="layout" svg:width="11.852cm" svg:height="1.149cm" svg:x="7.334cm" svg:y="9.851cm">
          <draw:text-box>
            <text:p text:style-name="P6"><text:span text:style-name="T3">https://github.com/escornabot/libreria-</text:span><text:span text:style-name="T3">arduino</text:span></text:p>
          </draw:text-box>
        </draw:frame>
        <draw:frame draw:style-name="gr4" draw:text-style-name="P4" draw:layer="layout" svg:width="2.8cm" svg:height="2.8cm" svg:x="25.234cm" svg:y="9.2cm">
          <draw:image xlink:href="Pictures/10000201000000F6000000F6970DEA1F2B22B5DC.png" xlink:type="simple" xlink:show="embed" xlink:actuate="onLoad">
            <text:p/>
          </draw:image>
        </draw:frame>
        <draw:frame draw:style-name="gr7" draw:text-style-name="P7" draw:layer="layout" svg:width="17.37cm" svg:height="1.8cm" svg:x="7.434cm" svg:y="13.3cm">
          <draw:text-box>
            <text:p text:style-name="P6"><text:span text:style-name="T3">https://github.com/clubroboticagranada/libreria-arduino-escornabot</text:span></text:p>
          </draw:text-box>
        </draw:frame>
        <draw:frame draw:style-name="gr4" draw:text-style-name="P4" draw:layer="layout" svg:width="2.828cm" svg:height="2.828cm" svg:x="25.334cm" svg:y="12.572cm">
          <draw:image xlink:href="Pictures/100002010000010E0000010EC953B66804A0E1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7:44:10.320071263</meta:creation-date>
    <dc:date>2018-05-05T08:25:55.118765818</dc:date>
    <meta:editing-duration>PT20M37S</meta:editing-duration>
    <meta:editing-cycles>8</meta:editing-cycles>
    <meta:generator>LibreOffice/5.1.6.2$Linux_X86_64 LibreOffice_project/10m0$Build-2</meta:generator>
    <meta:document-statistic meta:object-count="9"/>
  </office:meta>
</office:document-meta>
</file>